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6.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a przestawna_Arkusz1_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Liczby</text:p>
          </table:table-cell>
          <table:table-cell office:value-type="string" calcext:value-type="string">
            <text:p>Pierwiastek_kwadratowy</text:p>
          </table:table-cell>
          <table:table-cell office:value-type="string" calcext:value-type="string">
            <text:p>Reszta_z_dzielenia_przez_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ROUNDDOWN(SQRT([.A2]))" office:value-type="float" office:value="35" calcext:value-type="float">
            <text:p>35</text:p>
          </table:table-cell>
          <table:table-cell table:formula="of:=MOD([.B2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ROUNDDOWN(SQRT([.A3]))" office:value-type="float" office:value="66" calcext:value-type="float">
            <text:p>66</text:p>
          </table:table-cell>
          <table:table-cell table:formula="of:=MOD([.B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ROUNDDOWN(SQRT([.A4]))" office:value-type="float" office:value="30" calcext:value-type="float">
            <text:p>30</text:p>
          </table:table-cell>
          <table:table-cell table:formula="of:=MOD([.B4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ROUNDDOWN(SQRT([.A5]))" office:value-type="float" office:value="27" calcext:value-type="float">
            <text:p>27</text:p>
          </table:table-cell>
          <table:table-cell table:formula="of:=MOD([.B5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DOWN(SQRT([.A6]))" office:value-type="float" office:value="14" calcext:value-type="float">
            <text:p>14</text:p>
          </table:table-cell>
          <table:table-cell table:formula="of:=MOD([.B6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table:formula="of:=ROUNDDOWN(SQRT([.A7]))" office:value-type="float" office:value="205" calcext:value-type="float">
            <text:p>205</text:p>
          </table:table-cell>
          <table:table-cell table:formula="of:=MOD([.B7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OUNDDOWN(SQRT([.A8]))" office:value-type="float" office:value="18" calcext:value-type="float">
            <text:p>18</text:p>
          </table:table-cell>
          <table:table-cell table:formula="of:=MOD([.B8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56" calcext:value-type="float">
            <text:p>32556</text:p>
          </table:table-cell>
          <table:table-cell table:formula="of:=ROUNDDOWN(SQRT([.A9]))" office:value-type="float" office:value="180" calcext:value-type="float">
            <text:p>180</text:p>
          </table:table-cell>
          <table:table-cell table:formula="of:=MOD([.B9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OUNDDOWN(SQRT([.A10]))" office:value-type="float" office:value="24" calcext:value-type="float">
            <text:p>24</text:p>
          </table:table-cell>
          <table:table-cell table:formula="of:=MOD([.B10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68" calcext:value-type="float">
            <text:p>324568</text:p>
          </table:table-cell>
          <table:table-cell table:formula="of:=ROUNDDOWN(SQRT([.A11]))" office:value-type="float" office:value="569" calcext:value-type="float">
            <text:p>569</text:p>
          </table:table-cell>
          <table:table-cell table:formula="of:=MOD([.B11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33" calcext:value-type="float">
            <text:p>96533</text:p>
          </table:table-cell>
          <table:table-cell table:formula="of:=ROUNDDOWN(SQRT([.A12]))" office:value-type="float" office:value="310" calcext:value-type="float">
            <text:p>310</text:p>
          </table:table-cell>
          <table:table-cell table:formula="of:=MOD([.B12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OUNDDOWN(SQRT([.A13]))" office:value-type="float" office:value="22" calcext:value-type="float">
            <text:p>22</text:p>
          </table:table-cell>
          <table:table-cell table:formula="of:=MOD([.B1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346" calcext:value-type="float">
            <text:p>436346</text:p>
          </table:table-cell>
          <table:table-cell table:formula="of:=ROUNDDOWN(SQRT([.A14]))" office:value-type="float" office:value="660" calcext:value-type="float">
            <text:p>660</text:p>
          </table:table-cell>
          <table:table-cell table:formula="of:=MOD([.B14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table:formula="of:=ROUNDDOWN(SQRT([.A15]))" office:value-type="float" office:value="81" calcext:value-type="float">
            <text:p>81</text:p>
          </table:table-cell>
          <table:table-cell table:formula="of:=MOD([.B15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  <table:table-cell table:formula="of:=ROUNDDOWN(SQRT([.A16]))" office:value-type="float" office:value="94" calcext:value-type="float">
            <text:p>94</text:p>
          </table:table-cell>
          <table:table-cell table:formula="of:=MOD([.B16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  <table:table-cell table:formula="of:=ROUNDDOWN(SQRT([.A17]))" office:value-type="float" office:value="98" calcext:value-type="float">
            <text:p>98</text:p>
          </table:table-cell>
          <table:table-cell table:formula="of:=MOD([.B17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79" calcext:value-type="float">
            <text:p>46379</text:p>
          </table:table-cell>
          <table:table-cell table:formula="of:=ROUNDDOWN(SQRT([.A18]))" office:value-type="float" office:value="215" calcext:value-type="float">
            <text:p>215</text:p>
          </table:table-cell>
          <table:table-cell table:formula="of:=MOD([.B18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ROUNDDOWN(SQRT([.A19]))" office:value-type="float" office:value="31" calcext:value-type="float">
            <text:p>31</text:p>
          </table:table-cell>
          <table:table-cell table:formula="of:=MOD([.B19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ROUNDDOWN(SQRT([.A20]))" office:value-type="float" office:value="66" calcext:value-type="float">
            <text:p>66</text:p>
          </table:table-cell>
          <table:table-cell table:formula="of:=MOD([.B20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ROUNDDOWN(SQRT([.A21]))" office:value-type="float" office:value="29" calcext:value-type="float">
            <text:p>29</text:p>
          </table:table-cell>
          <table:table-cell table:formula="of:=MOD([.B21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ROUNDDOWN(SQRT([.A22]))" office:value-type="float" office:value="48" calcext:value-type="float">
            <text:p>48</text:p>
          </table:table-cell>
          <table:table-cell table:formula="of:=MOD([.B22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table:formula="of:=ROUNDDOWN(SQRT([.A23]))" office:value-type="float" office:value="87" calcext:value-type="float">
            <text:p>87</text:p>
          </table:table-cell>
          <table:table-cell table:formula="of:=MOD([.B23];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73" calcext:value-type="float">
            <text:p>65873</text:p>
          </table:table-cell>
          <table:table-cell table:formula="of:=ROUNDDOWN(SQRT([.A24]))" office:value-type="float" office:value="256" calcext:value-type="float">
            <text:p>256</text:p>
          </table:table-cell>
          <table:table-cell table:formula="of:=MOD([.B24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578" calcext:value-type="float">
            <text:p>643578</text:p>
          </table:table-cell>
          <table:table-cell table:formula="of:=ROUNDDOWN(SQRT([.A25]))" office:value-type="float" office:value="802" calcext:value-type="float">
            <text:p>802</text:p>
          </table:table-cell>
          <table:table-cell table:formula="of:=MOD([.B25];4)" office:value-type="float" office:value="2" calcext:value-type="float">
            <text:p>2</text:p>
          </table:table-cell>
        </table:table-row>
      </table:table>
      <table:table table:name="Tabela przestawna_Tabela przestawna_Arkusz1_1_1" table:style-name="ta1">
        <table:table-column table:style-name="co4" table:default-cell-style-name="ce4"/>
        <table:table-column table:style-name="co5" table:default-cell-style-name="ce9"/>
        <table:table-column table:style-name="co6" table:default-cell-style-name="ce14"/>
        <table:table-row table:style-name="ro1">
          <table:table-cell table:style-name="ce2" office:value-type="string" calcext:value-type="string">
            <text:p>Reszta_z_dzielenia_przez_4</text:p>
          </table:table-cell>
          <table:table-cell table:style-name="ce7" office:value-type="string" calcext:value-type="string">
            <text:p>Liczby</text:p>
          </table:table-cell>
          <table:table-cell table:style-name="ce12" office:value-type="string" calcext:value-type="string">
            <text:p>Suma - Pierwiastek_kwadratowy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4" calcext:value-type="float">
            <text:p>224</text:p>
          </table:table-cell>
          <table:table-cell table:style-name="ce13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4362" calcext:value-type="float">
            <text:p>43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945" calcext:value-type="float">
            <text:p>89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769" calcext:value-type="float">
            <text:p>97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6533" calcext:value-type="float">
            <text:p>9653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5"/>
          <table:table-cell table:style-name="ce10" office:value-type="float" office:value="643578" calcext:value-type="float">
            <text:p>643578</text:p>
          </table:table-cell>
          <table:table-cell table:style-name="ce15" office:value-type="float" office:value="802" calcext:value-type="float">
            <text:p>80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778" calcext:value-type="float">
            <text:p>778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688" calcext:value-type="float">
            <text:p>76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5"/>
          <table:table-cell table:style-name="ce10" office:value-type="float" office:value="46379" calcext:value-type="float">
            <text:p>46379</text:p>
          </table:table-cell>
          <table:table-cell table:style-name="ce15" office:value-type="float" office:value="215" calcext:value-type="float">
            <text:p>215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1"/>
          <table:table-cell table:style-name="ce16" office:value-type="float" office:value="1915" calcext:value-type="float">
            <text:p>1915</text:p>
          </table:table-cell>
        </table:table-row>
      </table:table>
      <table:table table:name="Arkusz3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liczba gosci</text:p>
          </table:table-cell>
          <table:table-cell office:value-type="string" calcext:value-type="string">
            <text:p>zna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formula="of:=SIGN([.A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  <table:table-cell table:formula="of:=SIGN([.A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3" calcext:value-type="float">
            <text:p>93</text:p>
          </table:table-cell>
          <table:table-cell table:formula="of:=SIGN([.A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SIGN([.A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SIGN([.A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1" calcext:value-type="float">
            <text:p>91</text:p>
          </table:table-cell>
          <table:table-cell table:formula="of:=SIGN([.A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SIGN([.A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table:formula="of:=SIGN([.A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SIGN([.A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SIGN([.A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85" calcext:value-type="float">
            <text:p>85</text:p>
          </table:table-cell>
          <table:table-cell table:formula="of:=SIGN([.A12])" office:value-type="float" office:value="-1" calcext:value-type="float">
            <text:p>-1</text:p>
          </table:table-cell>
          <table:table-cell/>
          <table:table-cell office:value-type="string" calcext:value-type="string">
            <text:p>Średnia temp: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SIGN([.A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4" calcext:value-type="float">
            <text:p>84</text:p>
          </table:table-cell>
          <table:table-cell table:formula="of:=SIGN([.A14])" office:value-type="float" office:value="-1" calcext:value-type="float">
            <text:p>-1</text:p>
          </table:table-cell>
          <table:table-cell/>
          <table:table-cell table:formula="of:=AVERAGEIF([.C$2:.C$121];-1;[.A$2:.A$121])" office:value-type="float" office:value="-14.4133333333333" calcext:value-type="float">
            <text:p>-14,413333333333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4" calcext:value-type="float">
            <text:p>84</text:p>
          </table:table-cell>
          <table:table-cell table:formula="of:=SIGN([.A1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84" calcext:value-type="float">
            <text:p>84</text:p>
          </table:table-cell>
          <table:table-cell table:formula="of:=SIGN([.A16])" office:value-type="float" office:value="-1" calcext:value-type="float">
            <text:p>-1</text:p>
          </table:table-cell>
          <table:table-cell/>
          <table:table-cell office:value-type="string" calcext:value-type="string">
            <text:p>Średnia do 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4" calcext:value-type="float">
            <text:p>84</text:p>
          </table:table-cell>
          <table:table-cell table:formula="of:=SIGN([.A17])" office:value-type="float" office:value="-1" calcext:value-type="float">
            <text:p>-1</text:p>
          </table:table-cell>
          <table:table-cell/>
          <table:table-cell table:formula="of:=POWER([.E14];2)" office:value-type="float" office:value="207.744177777778" calcext:value-type="float">
            <text:p>207,74417777777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83" calcext:value-type="float">
            <text:p>83</text:p>
          </table:table-cell>
          <table:table-cell table:formula="of:=SIGN([.A1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82" calcext:value-type="float">
            <text:p>82</text:p>
          </table:table-cell>
          <table:table-cell table:formula="of:=SIGN([.A19])" office:value-type="float" office:value="-1" calcext:value-type="float">
            <text:p>-1</text:p>
          </table:table-cell>
          <table:table-cell/>
          <table:table-cell office:value-type="string" calcext:value-type="string">
            <text:p>Maks gośc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formula="of:=SIGN([.A20])" office:value-type="float" office:value="-1" calcext:value-type="float">
            <text:p>-1</text:p>
          </table:table-cell>
          <table:table-cell/>
          <table:table-cell table:formula="of:=MAX([.B$3:.B$121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0" calcext:value-type="float">
            <text:p>80</text:p>
          </table:table-cell>
          <table:table-cell table:formula="of:=SIGN([.A2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9" calcext:value-type="float">
            <text:p>79</text:p>
          </table:table-cell>
          <table:table-cell table:formula="of:=SIGN([.A22])" office:value-type="float" office:value="-1" calcext:value-type="float">
            <text:p>-1</text:p>
          </table:table-cell>
          <table:table-cell/>
          <table:table-cell office:value-type="string" calcext:value-type="string">
            <text:p>Min gośc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formula="of:=SIGN([.A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78" calcext:value-type="float">
            <text:p>78</text:p>
          </table:table-cell>
          <table:table-cell table:formula="of:=SIGN([.A24])" office:value-type="float" office:value="-1" calcext:value-type="float">
            <text:p>-1</text:p>
          </table:table-cell>
          <table:table-cell/>
          <table:table-cell table:formula="of:=MIN([.B$3:.B$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7" calcext:value-type="float">
            <text:p>77</text:p>
          </table:table-cell>
          <table:table-cell table:formula="of:=SIGN([.A2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7" calcext:value-type="float">
            <text:p>77</text:p>
          </table:table-cell>
          <table:table-cell table:formula="of:=SIGN([.A26])" office:value-type="float" office:value="-1" calcext:value-type="float">
            <text:p>-1</text:p>
          </table:table-cell>
          <table:table-cell/>
          <table:table-cell office:value-type="string" calcext:value-type="string">
            <text:p>Bezwzgl rózn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SIGN([.A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5" calcext:value-type="float">
            <text:p>75</text:p>
          </table:table-cell>
          <table:table-cell table:formula="of:=SIGN([.A28])" office:value-type="float" office:value="-1" calcext:value-type="float">
            <text:p>-1</text:p>
          </table:table-cell>
          <table:table-cell/>
          <table:table-cell table:formula="of:=ABS([.E24]-[.E2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4" calcext:value-type="float">
            <text:p>74</text:p>
          </table:table-cell>
          <table:table-cell table:formula="of:=SIGN([.A2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4" calcext:value-type="float">
            <text:p>74</text:p>
          </table:table-cell>
          <table:table-cell table:formula="of:=SIGN([.A30])" office:value-type="float" office:value="-1" calcext:value-type="float">
            <text:p>-1</text:p>
          </table:table-cell>
          <table:table-cell/>
          <table:table-cell office:value-type="string" calcext:value-type="string">
            <text:p>Wyni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formula="of:=SIGN([.A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SIGN([.A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2" calcext:value-type="float">
            <text:p>72</text:p>
          </table:table-cell>
          <table:table-cell table:formula="of:=SIGN([.A33])" office:value-type="float" office:value="-1" calcext:value-type="float">
            <text:p>-1</text:p>
          </table:table-cell>
          <table:table-cell/>
          <table:table-cell table:formula="of:=[.E17]*[.E28]" office:value-type="float" office:value="19527.9527111111" calcext:value-type="float">
            <text:p>19527,95271111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1" calcext:value-type="float">
            <text:p>71</text:p>
          </table:table-cell>
          <table:table-cell table:formula="of:=SIGN([.A3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formula="of:=SIGN([.A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9" calcext:value-type="float">
            <text:p>69</text:p>
          </table:table-cell>
          <table:table-cell table:formula="of:=SIGN([.A36])" office:value-type="float" office:value="-1" calcext:value-type="float">
            <text:p>-1</text:p>
          </table:table-cell>
          <table:table-cell/>
          <table:table-cell office:value-type="string" calcext:value-type="string">
            <text:p>Zaokr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8" calcext:value-type="float">
            <text:p>68</text:p>
          </table:table-cell>
          <table:table-cell table:formula="of:=SIGN([.A37])" office:value-type="float" office:value="-1" calcext:value-type="float">
            <text:p>-1</text:p>
          </table:table-cell>
          <table:table-cell/>
          <table:table-cell table:formula="of:=ROUND([.E33];2)" office:value-type="float" office:value="19527.95" calcext:value-type="float">
            <text:p>19527,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SIGN([.A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table:formula="of:=SIGN([.A3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SIGN([.A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SIGN([.A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formula="of:=SIGN([.A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5" calcext:value-type="float">
            <text:p>65</text:p>
          </table:table-cell>
          <table:table-cell table:formula="of:=SIGN([.A4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5" calcext:value-type="float">
            <text:p>65</text:p>
          </table:table-cell>
          <table:table-cell table:formula="of:=SIGN([.A4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SIGN([.A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SIGN([.A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formula="of:=SIGN([.A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3" calcext:value-type="float">
            <text:p>63</text:p>
          </table:table-cell>
          <table:table-cell table:formula="of:=SIGN([.A4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2" calcext:value-type="float">
            <text:p>62</text:p>
          </table:table-cell>
          <table:table-cell table:formula="of:=SIGN([.A4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SIGN([.A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2" calcext:value-type="float">
            <text:p>62</text:p>
          </table:table-cell>
          <table:table-cell table:formula="of:=SIGN([.A5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SIGN([.A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SIGN([.A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SIGN([.A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table:formula="of:=SIGN([.A5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formula="of:=SIGN([.A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8" calcext:value-type="float">
            <text:p>58</text:p>
          </table:table-cell>
          <table:table-cell table:formula="of:=SIGN([.A5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8" calcext:value-type="float">
            <text:p>58</text:p>
          </table:table-cell>
          <table:table-cell table:formula="of:=SIGN([.A5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SIGN([.A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SIGN([.A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7" calcext:value-type="float">
            <text:p>57</text:p>
          </table:table-cell>
          <table:table-cell table:formula="of:=SIGN([.A6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  <table:table-cell table:formula="of:=SIGN([.A6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SIGN([.A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table:formula="of:=SIGN([.A6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SIGN([.A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SIGN([.A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3" calcext:value-type="float">
            <text:p>53</text:p>
          </table:table-cell>
          <table:table-cell table:formula="of:=SIGN([.A6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SIGN([.A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52" calcext:value-type="float">
            <text:p>52</text:p>
          </table:table-cell>
          <table:table-cell table:formula="of:=SIGN([.A6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SIGN([.A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SIGN([.A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formula="of:=SIGN([.A7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49" calcext:value-type="float">
            <text:p>49</text:p>
          </table:table-cell>
          <table:table-cell table:formula="of:=SIGN([.A7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8" calcext:value-type="float">
            <text:p>48</text:p>
          </table:table-cell>
          <table:table-cell table:formula="of:=SIGN([.A7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8" calcext:value-type="float">
            <text:p>48</text:p>
          </table:table-cell>
          <table:table-cell table:formula="of:=SIGN([.A7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SIGN([.A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table:formula="of:=SIGN([.A7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SIGN([.A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SIGN([.A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SIGN([.A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table:formula="of:=SIGN([.A8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43" calcext:value-type="float">
            <text:p>43</text:p>
          </table:table-cell>
          <table:table-cell table:formula="of:=SIGN([.A8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41" calcext:value-type="float">
            <text:p>41</text:p>
          </table:table-cell>
          <table:table-cell table:formula="of:=SIGN([.A8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table:formula="of:=SIGN([.A8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1" calcext:value-type="float">
            <text:p>41</text:p>
          </table:table-cell>
          <table:table-cell table:formula="of:=SIGN([.A8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table:formula="of:=SIGN([.A8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SIGN([.A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8" calcext:value-type="float">
            <text:p>38</text:p>
          </table:table-cell>
          <table:table-cell table:formula="of:=SIGN([.A8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7" calcext:value-type="float">
            <text:p>37</text:p>
          </table:table-cell>
          <table:table-cell table:formula="of:=SIGN([.A8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6" calcext:value-type="float">
            <text:p>36</text:p>
          </table:table-cell>
          <table:table-cell table:formula="of:=SIGN([.A90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SIGN([.A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table:formula="of:=SIGN([.A9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9" calcext:value-type="float">
            <text:p>29</text:p>
          </table:table-cell>
          <table:table-cell table:formula="of:=SIGN([.A9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SIGN([.A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table:formula="of:=SIGN([.A9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formula="of:=SIGN([.A9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table:formula="of:=SIGN([.A9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table:formula="of:=SIGN([.A9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IGN([.A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IGN([.A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SIGN([.A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table:formula="of:=SIGN([.A10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  <table:table-cell table:formula="of:=SIGN([.A103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table:formula="of:=SIGN([.A10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table:formula="of:=SIGN([.A10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0" calcext:value-type="float">
            <text:p>20</text:p>
          </table:table-cell>
          <table:table-cell table:formula="of:=SIGN([.A10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table:formula="of:=SIGN([.A10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SIGN([.A10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SIGN([.A1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 table:formula="of:=SIGN([.A110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table:formula="of:=SIGN([.A11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formula="of:=SIGN([.A11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IGN([.A1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IGN([.A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formula="of:=SIGN([.A115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table:formula="of:=SIGN([.A11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table:formula="of:=SIGN([.A117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formula="of:=SIGN([.A118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table:formula="of:=SIGN([.A11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table:formula="of:=SIGN([.A120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SIGN([.A121])" office:value-type="float" office:value="-1" calcext:value-type="float">
            <text:p>-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Arkusz3.A1:Arkusz3.B121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ela przestawna_Tabela przestawna_Arkusz1_1_1'.A1:'Tabela przestawna_Tabela przestawna_Arkusz1_1_1'.C17" table:buttons="'Tabela przestawna_Tabela przestawna_Arkusz1_1_1'.A1 'Tabela przestawna_Tabela przestawna_Arkusz1_1_1'.B1" table:show-filter-button="false" table:drill-down-on-double-click="false">
          <table:source-cell-range table:cell-range-address="'Tabela przestawna_Arkusz1_1'.A1:'Tabela przestawna_Arkusz1_1'.C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szta_z_dzielenia_przez_4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y" table:orientation="row" table:used-hierarchy="0" table:function="auto">
            <table:data-pilot-level table:show-empty="false" calcext:repeat-item-labels="false">
              <table:data-pilot-members>
                <table:data-pilot-member table:name="224" table:display="true" table:show-details="true"/>
                <table:data-pilot-member table:name="357" table:display="true" table:show-details="true"/>
                <table:data-pilot-member table:name="487" table:display="true" table:show-details="true"/>
                <table:data-pilot-member table:name="585" table:display="true" table:show-details="true"/>
                <table:data-pilot-member table:name="778" table:display="true" table:show-details="true"/>
                <table:data-pilot-member table:name="897" table:display="true" table:show-details="true"/>
                <table:data-pilot-member table:name="909" table:display="true" table:show-details="true"/>
                <table:data-pilot-member table:name="967" table:display="true" table:show-details="true"/>
                <table:data-pilot-member table:name="1234" table:display="true" table:show-details="true"/>
                <table:data-pilot-member table:name="2356" table:display="true" table:show-details="true"/>
                <table:data-pilot-member table:name="4356" table:display="true" table:show-details="true"/>
                <table:data-pilot-member table:name="4362" table:display="true" table:show-details="true"/>
                <table:data-pilot-member table:name="6577" table:display="true" table:show-details="true"/>
                <table:data-pilot-member table:name="7688" table:display="true" table:show-details="true"/>
                <table:data-pilot-member table:name="8945" table:display="true" table:show-details="true"/>
                <table:data-pilot-member table:name="9769" table:display="true" table:show-details="true"/>
                <table:data-pilot-member table:name="32556" table:display="true" table:show-details="true"/>
                <table:data-pilot-member table:name="42156" table:display="true" table:show-details="true"/>
                <table:data-pilot-member table:name="46379" table:display="true" table:show-details="true"/>
                <table:data-pilot-member table:name="65873" table:display="true" table:show-details="true"/>
                <table:data-pilot-member table:name="96533" table:display="true" table:show-details="true"/>
                <table:data-pilot-member table:name="324568" table:display="true" table:show-details="true"/>
                <table:data-pilot-member table:name="436346" table:display="true" table:show-details="true"/>
                <table:data-pilot-member table:name="6435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ierwiastek_kwadratowy" table:orientation="data" table:used-hierarchy="0" table:function="sum">
            <table:data-pilot-level table:show-empty="false" calcext:repeat-item-labels="false">
              <table:data-pilot-members>
                <table:data-pilot-member table:name="14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180" table:display="true" table:show-details="true"/>
                <table:data-pilot-member table:name="205" table:display="true" table:show-details="true"/>
                <table:data-pilot-member table:name="215" table:display="true" table:show-details="true"/>
                <table:data-pilot-member table:name="256" table:display="true" table:show-details="true"/>
                <table:data-pilot-member table:name="310" table:display="true" table:show-details="true"/>
                <table:data-pilot-member table:name="569" table:display="true" table:show-details="true"/>
                <table:data-pilot-member table:name="660" table:display="true" table:show-details="true"/>
                <table:data-pilot-member table:name="8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00:53:12.555000000</meta:creation-date>
    <dc:date>2021-09-30T01:22:28.487000000</dc:date>
    <meta:editing-duration>PT8M42S</meta:editing-duration>
    <meta:editing-cycles>1</meta:editing-cycles>
    <meta:document-statistic meta:table-count="3" meta:cell-count="489" meta:object-count="0"/>
    <meta:generator>LibreOffice/7.1.0.3$Windows_X86_64 LibreOffice_project/f6099ecf3d29644b5008cc8f48f42f4a40986e4c</meta:generator>
  </office:meta>
</office:document-meta>
</file>